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Pictures/2000000A000000DF000000DF56C98D50.svm" manifest:media-type="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Pictures/2000000A000000DF000000DF56C98D50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A000000DF000000DF56C98D50.svm" manifest:media-type="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Pictures/2000000A000000DF000000DF56C98D50.svm" manifest:media-type="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his" table:style-name="ta1">
        <table:shapes>
          <draw:frame draw:z-index="0" draw:style-name="gr1" draw:text-style-name="P1" svg:width="87.53mm" svg:height="60.09mm" svg:x="135.47mm" svg:y="9.38mm">
            <draw:object draw:notify-on-update-of-ranges="Ihis.B2:Ihis.B11 Ihis.C1:Ihis.C1 Ihis.C2:Ihis.C11 Ihis.B2:Ihis.B11 Ihis.D1:Ihis.D1 Ihis.D2:Ihis.D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87.53mm" svg:height="60.09mm" svg:x="230.99mm" svg:y="11.13mm">
            <draw:object draw:notify-on-update-of-ranges="Ihis.B13:Ihis.B13 Ihis.B14:Ihis.B23 Ihis.C13:Ihis.C13 Ihis.C14:Ihis.C23 Ihis.B13:Ihis.B13 Ihis.B14:Ihis.B23 Ihis.D13:Ihis.D13 Ihis.D14:Ihis.D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87.53mm" svg:height="60.09mm" svg:x="320.26mm" svg:y="11.47mm">
            <draw:object draw:notify-on-update-of-ranges="Ihis.B25:Ihis.B25 Ihis.B26:Ihis.B32 Ihis.C25:Ihis.C25 Ihis.C26:Ihis.C32 Ihis.B25:Ihis.B25 Ihis.B26:Ihis.B32 Ihis.D25:Ihis.D25 Ihis.D26:Ihis.D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87.53mm" svg:height="60.09mm" svg:x="409.19mm" svg:y="11.47mm">
            <draw:object draw:notify-on-update-of-ranges="Ihis.B34:Ihis.B34 Ihis.B35:Ihis.B41 Ihis.C34:Ihis.C34 Ihis.C35:Ihis.C41 Ihis.B34:Ihis.B34 Ihis.B35:Ihis.B41 Ihis.D34:Ihis.D34 Ihis.D35:Ihis.D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/1000000" office:value-type="float" office:value="0.11935" calcext:value-type="float">
            <text:p>0,11935</text:p>
          </table:table-cell>
          <table:table-cell office:value-type="float" office:value="16.8868" calcext:value-type="float">
            <text:p>16,8868</text:p>
          </table:table-cell>
          <table:table-cell office:value-type="float" office:value="19.0294" calcext:value-type="float">
            <text:p>19,029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238700/1000000" office:value-type="float" office:value="0.2387" calcext:value-type="float">
            <text:p>0,2387</text:p>
          </table:table-cell>
          <table:table-cell office:value-type="float" office:value="29.5556" calcext:value-type="float">
            <text:p>29,5556</text:p>
          </table:table-cell>
          <table:table-cell office:value-type="float" office:value="30.3286" calcext:value-type="float">
            <text:p>30,328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358050/1000000" office:value-type="float" office:value="0.35805" calcext:value-type="float">
            <text:p>0,35805</text:p>
          </table:table-cell>
          <table:table-cell office:value-type="float" office:value="92.4808" calcext:value-type="float">
            <text:p>92,4808</text:p>
          </table:table-cell>
          <table:table-cell office:value-type="float" office:value="43.3014" calcext:value-type="float">
            <text:p>43,301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477400/1000000" office:value-type="float" office:value="0.4774" calcext:value-type="float">
            <text:p>0,4774</text:p>
          </table:table-cell>
          <table:table-cell office:value-type="float" office:value="115.577" calcext:value-type="float">
            <text:p>115,577</text:p>
          </table:table-cell>
          <table:table-cell office:value-type="float" office:value="53.2004" calcext:value-type="float">
            <text:p>53,200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596750/1000000" office:value-type="float" office:value="0.59675" calcext:value-type="float">
            <text:p>0,59675</text:p>
          </table:table-cell>
          <table:table-cell office:value-type="float" office:value="157.2148" calcext:value-type="float">
            <text:p>157,2148</text:p>
          </table:table-cell>
          <table:table-cell office:value-type="float" office:value="60.0266" calcext:value-type="float">
            <text:p>60,026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716100/1000000" office:value-type="float" office:value="0.7161" calcext:value-type="float">
            <text:p>0,7161</text:p>
          </table:table-cell>
          <table:table-cell office:value-type="float" office:value="174.9016" calcext:value-type="float">
            <text:p>174,9016</text:p>
          </table:table-cell>
          <table:table-cell office:value-type="float" office:value="65.7254" calcext:value-type="float">
            <text:p>65,725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835450/1000000" office:value-type="float" office:value="0.83545" calcext:value-type="float">
            <text:p>0,83545</text:p>
          </table:table-cell>
          <table:table-cell office:value-type="float" office:value="128.9122" calcext:value-type="float">
            <text:p>128,9122</text:p>
          </table:table-cell>
          <table:table-cell office:value-type="float" office:value="72.3256" calcext:value-type="float">
            <text:p>72,325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954800/1000000" office:value-type="float" office:value="0.9548" calcext:value-type="float">
            <text:p>0,9548</text:p>
          </table:table-cell>
          <table:table-cell office:value-type="float" office:value="127.3042" calcext:value-type="float">
            <text:p>127,3042</text:p>
          </table:table-cell>
          <table:table-cell office:value-type="float" office:value="77.4936" calcext:value-type="float">
            <text:p>77,493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074150/1000000" office:value-type="float" office:value="1.07415" calcext:value-type="float">
            <text:p>1,07415</text:p>
          </table:table-cell>
          <table:table-cell office:value-type="float" office:value="127.3664" calcext:value-type="float">
            <text:p>127,3664</text:p>
          </table:table-cell>
          <table:table-cell office:value-type="float" office:value="80.2736" calcext:value-type="float">
            <text:p>80,273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4/1000000" office:value-type="float" office:value="1.193504" calcext:value-type="float">
            <text:p>1,193504</text:p>
          </table:table-cell>
          <table:table-cell office:value-type="float" office:value="139.8926" calcext:value-type="float">
            <text:p>139,8926</text:p>
          </table:table-cell>
          <table:table-cell office:value-type="float" office:value="79.8832" calcext:value-type="float">
            <text:p>79,8832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/1000000" office:value-type="float" office:value="0.11935" calcext:value-type="float">
            <text:p>0,11935</text:p>
          </table:table-cell>
          <table:table-cell office:value-type="float" office:value="0.991630608047146" calcext:value-type="float">
            <text:p>0,991630608</text:p>
          </table:table-cell>
          <table:table-cell office:value-type="float" office:value="0.83823218575824" calcext:value-type="float">
            <text:p>0,838232185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238700/1000000" office:value-type="float" office:value="0.2387" calcext:value-type="float">
            <text:p>0,2387</text:p>
          </table:table-cell>
          <table:table-cell office:value-type="float" office:value="0.991630608047146" calcext:value-type="float">
            <text:p>0,991630608</text:p>
          </table:table-cell>
          <table:table-cell office:value-type="float" office:value="0.850940049484467" calcext:value-type="float">
            <text:p>0,8509400495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358050/1000000" office:value-type="float" office:value="0.35805" calcext:value-type="float">
            <text:p>0,35805</text:p>
          </table:table-cell>
          <table:table-cell office:value-type="float" office:value="0.990285183808383" calcext:value-type="float">
            <text:p>0,9902851838</text:p>
          </table:table-cell>
          <table:table-cell office:value-type="float" office:value="0.8498809391851" calcext:value-type="float">
            <text:p>0,8498809392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477400/1000000" office:value-type="float" office:value="0.4774" calcext:value-type="float">
            <text:p>0,4774</text:p>
          </table:table-cell>
          <table:table-cell office:value-type="float" office:value="0.987046480757736" calcext:value-type="float">
            <text:p>0,9870464808</text:p>
          </table:table-cell>
          <table:table-cell office:value-type="float" office:value="0.853383057096068" calcext:value-type="float">
            <text:p>0,853383057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596750/1000000" office:value-type="float" office:value="0.59675" calcext:value-type="float">
            <text:p>0,59675</text:p>
          </table:table-cell>
          <table:table-cell office:value-type="float" office:value="0.987046488299513" calcext:value-type="float">
            <text:p>0,9870464883</text:p>
          </table:table-cell>
          <table:table-cell office:value-type="float" office:value="0.857442047821124" calcext:value-type="float">
            <text:p>0,857442047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716100/1000000" office:value-type="float" office:value="0.7161" calcext:value-type="float">
            <text:p>0,7161</text:p>
          </table:table-cell>
          <table:table-cell office:value-type="float" office:value="0.987046487046151" calcext:value-type="float">
            <text:p>0,987046487</text:p>
          </table:table-cell>
          <table:table-cell office:value-type="float" office:value="0.860181870391918" calcext:value-type="float">
            <text:p>0,860181870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835450/1000000" office:value-type="float" office:value="0.83545" calcext:value-type="float">
            <text:p>0,83545</text:p>
          </table:table-cell>
          <table:table-cell office:value-type="float" office:value="0.98704648614935" calcext:value-type="float">
            <text:p>0,9870464861</text:p>
          </table:table-cell>
          <table:table-cell office:value-type="float" office:value="0.85900965111175" calcext:value-type="float">
            <text:p>0,859009651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954800/1000000" office:value-type="float" office:value="0.9548" calcext:value-type="float">
            <text:p>0,9548</text:p>
          </table:table-cell>
          <table:table-cell office:value-type="float" office:value="0.987046485468645" calcext:value-type="float">
            <text:p>0,9870464855</text:p>
          </table:table-cell>
          <table:table-cell office:value-type="float" office:value="0.86178596409213" calcext:value-type="float">
            <text:p>0,861785964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074150/1000000" office:value-type="float" office:value="1.07415" calcext:value-type="float">
            <text:p>1,07415</text:p>
          </table:table-cell>
          <table:table-cell office:value-type="float" office:value="0.987046484950013" calcext:value-type="float">
            <text:p>0,987046485</text:p>
          </table:table-cell>
          <table:table-cell office:value-type="float" office:value="0.866886573686337" calcext:value-type="float">
            <text:p>0,8668865737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4/1000000" office:value-type="float" office:value="1.193504" calcext:value-type="float">
            <text:p>1,193504</text:p>
          </table:table-cell>
          <table:table-cell office:value-type="float" office:value="0.987046484528624" calcext:value-type="float">
            <text:p>0,9870464845</text:p>
          </table:table-cell>
          <table:table-cell office:value-type="float" office:value="0.871163986282587" calcext:value-type="float">
            <text:p>0,871163986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3" calcext:value-type="float">
            <text:p>3</text:p>
          </table:table-cell>
          <table:table-cell office:value-type="float" office:value="0.1326" calcext:value-type="float">
            <text:p>0,1326</text:p>
          </table:table-cell>
          <table:table-cell office:value-type="float" office:value="0.2778" calcext:value-type="float">
            <text:p>0,277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4" calcext:value-type="float">
            <text:p>4</text:p>
          </table:table-cell>
          <table:table-cell office:value-type="float" office:value="10.3702" calcext:value-type="float">
            <text:p>10,3702</text:p>
          </table:table-cell>
          <table:table-cell office:value-type="float" office:value="0.1148" calcext:value-type="float">
            <text:p>0,114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5" calcext:value-type="float">
            <text:p>5</text:p>
          </table:table-cell>
          <table:table-cell office:value-type="float" office:value="8.5388" calcext:value-type="float">
            <text:p>8,5388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6" calcext:value-type="float">
            <text:p>6</text:p>
          </table:table-cell>
          <table:table-cell office:value-type="float" office:value="0.5338" calcext:value-type="float">
            <text:p>0,5338</text:p>
          </table:table-cell>
          <table:table-cell office:value-type="float" office:value="0.4926" calcext:value-type="float">
            <text:p>0,492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7" calcext:value-type="float">
            <text:p>7</text:p>
          </table:table-cell>
          <table:table-cell office:value-type="float" office:value="0.654" calcext:value-type="float">
            <text:p>0,654</text:p>
          </table:table-cell>
          <table:table-cell office:value-type="float" office:value="1.1314" calcext:value-type="float">
            <text:p>1,131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8" calcext:value-type="float">
            <text:p>8</text:p>
          </table:table-cell>
          <table:table-cell office:value-type="float" office:value="1.0104" calcext:value-type="float">
            <text:p>1,0104</text:p>
          </table:table-cell>
          <table:table-cell office:value-type="float" office:value="4.9658" calcext:value-type="float">
            <text:p>4,965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9" calcext:value-type="float">
            <text:p>9</text:p>
          </table:table-cell>
          <table:table-cell office:value-type="float" office:value="139.873" calcext:value-type="float">
            <text:p>139,873</text:p>
          </table:table-cell>
          <table:table-cell office:value-type="float" office:value="80.1064" calcext:value-type="float">
            <text:p>80,1064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4" calcext:value-type="float">
            <text:p>4</text:p>
          </table:table-cell>
          <table:table-cell office:value-type="float" office:value="0.9997427743" calcext:value-type="float">
            <text:p>0,9997427743</text:p>
          </table:table-cell>
          <table:table-cell office:value-type="float" office:value="0.9989727727" calcext:value-type="float">
            <text:p>0,9989727727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5" calcext:value-type="float">
            <text:p>5</text:p>
          </table:table-cell>
          <table:table-cell office:value-type="float" office:value="0.9974009304" calcext:value-type="float">
            <text:p>0,9974009304</text:p>
          </table:table-cell>
          <table:table-cell office:value-type="float" office:value="0.981075897386986" calcext:value-type="float">
            <text:p>0,981075897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70882308462876" calcext:value-type="float">
            <text:p>0,9708823085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66631709350267" calcext:value-type="float">
            <text:p>0,966631709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42421219661496" calcext:value-type="float">
            <text:p>0,9424212197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9" calcext:value-type="float">
            <text:p>9</text:p>
          </table:table-cell>
          <table:table-cell office:value-type="float" office:value="0.987046484528624" calcext:value-type="float">
            <text:p>0,9870464845</text:p>
          </table:table-cell>
          <table:table-cell office:value-type="float" office:value="0.871163986282587" calcext:value-type="float">
            <text:p>0,8711639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.00.0000</text:date>, <text:time style:data-style-name="N2" text:time-value="17:28:26.2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4:59:07.366000000</meta:creation-date>
    <dc:date>2016-08-03T17:45:21.841000000</dc:date>
    <meta:editing-duration>P1DT48M53S</meta:editing-duration>
    <meta:editing-cycles>34</meta:editing-cycles>
    <meta:generator>LibreOffice/4.4.4.3$Windows_x86 LibreOffice_project/2c39ebcf046445232b798108aa8a7e7d89552ea8</meta:generator>
    <meta:document-statistic meta:table-count="1" meta:cell-count="1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.1" chart:maximum="1.3" chart:reverse-direction="false" text:line-break="false" chart:link-data-style-to-source="true" chart:axis-position="0"/>
      <style:text-properties fo:font-family="'Times New Roman'" style:font-style-name="Standard" style:font-family-generic="roman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Standard" style:font-family-generic="roman" fo:font-size="14pt" style:font-size-asian="9pt" style:font-size-complex="9pt"/>
    </style:style>
    <style:style style:name="ch5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text-properties fo:font-family="'Times New Roman'" style:font-style-name="Standard" style:font-family-generic="roman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Standard" style:font-family-generic="roman" fo:font-size="14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arrow-down" chart:symbol-width="0.25cm" chart:symbol-height="0.25cm" chart:link-data-style-to-source="true">
        <chart:symbol-image xlink:href="Pictures/2000000A000000DF000000DF56C98D50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54cm" svg:height="6.01cm" xlink:href=".." xlink:type="simple" chart:class="chart:scatter" chart:style-name="ch1">
        <chart:plot-area chart:style-name="ch2" table:cell-range-address="Ihis.B13:Ihis.D23" chart:data-source-has-labels="row" svg:x="1.478cm" svg:y="0.12cm" svg:width="7.101cm" svg:height="4.497cm">
          <chartooo:coordinate-region svg:x="2.496cm" svg:y="0.372cm" svg:width="5.605cm" svg:height="3.492cm"/>
          <chart:axis chart:dimension="x" chart:name="primary-x" chart:style-name="ch3">
            <chart:title svg:x="3.06cm" svg:y="4.737cm" chart:style-name="ch4">
              <text:p>Millions of records</text:p>
            </chart:title>
          </chart:axis>
          <chart:axis chart:dimension="y" chart:name="primary-y" chart:style-name="ch5">
            <chart:title svg:x="0.451cm" svg:y="3.621cm" chart:style-name="ch6">
              <text:p>Data quality</text:p>
            </chart:title>
            <chart:grid chart:class="major"/>
          </chart:axis>
          <chart:series chart:style-name="ch7" chart:values-cell-range-address="Ihis.C14:Ihis.C23" chart:label-cell-address="Ihis.C13:Ihis.C13" chart:class="chart:scatter">
            <chart:domain table:cell-range-address="Ihis.B14:Ihis.B23"/>
            <chart:data-point chart:repeated="10"/>
          </chart:series>
          <chart:series chart:style-name="ch8" chart:values-cell-range-address="Ihis.D14:Ihis.D23" chart:label-cell-address="Ihis.D13:Ihis.D13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Ihis.C13:Ihis.C13</svg:desc>
                </draw:g>
              </table:table-cell>
              <table:table-cell office:value-type="string">
                <text:p>utility-(5)-anonymity</text:p>
                <draw:g>
                  <svg:desc>Ihis.D13:Ihis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935">
                <text:p>0.11935</text:p>
                <draw:g>
                  <svg:desc>Ihis.B14:Ihis.B23</svg:desc>
                </draw:g>
              </table:table-cell>
              <table:table-cell office:value-type="float" office:value="0.991630608047146">
                <text:p>0.991630608047146</text:p>
                <draw:g>
                  <svg:desc>Ihis.C14:Ihis.C23</svg:desc>
                </draw:g>
              </table:table-cell>
              <table:table-cell office:value-type="float" office:value="0.83823218575824">
                <text:p>0.83823218575824</text:p>
                <draw:g>
                  <svg:desc>Ihis.D14:Ihis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87">
                <text:p>0.2387</text:p>
              </table:table-cell>
              <table:table-cell office:value-type="float" office:value="0.991630608047146">
                <text:p>0.991630608047146</text:p>
              </table:table-cell>
              <table:table-cell office:value-type="float" office:value="0.850940049484467">
                <text:p>0.850940049484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805">
                <text:p>0.35805</text:p>
              </table:table-cell>
              <table:table-cell office:value-type="float" office:value="0.990285183808383">
                <text:p>0.990285183808383</text:p>
              </table:table-cell>
              <table:table-cell office:value-type="float" office:value="0.8498809391851">
                <text:p>0.8498809391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4">
                <text:p>0.4774</text:p>
              </table:table-cell>
              <table:table-cell office:value-type="float" office:value="0.987046480757736">
                <text:p>0.987046480757736</text:p>
              </table:table-cell>
              <table:table-cell office:value-type="float" office:value="0.853383057096068">
                <text:p>0.85338305709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675">
                <text:p>0.59675</text:p>
              </table:table-cell>
              <table:table-cell office:value-type="float" office:value="0.987046488299513">
                <text:p>0.987046488299513</text:p>
              </table:table-cell>
              <table:table-cell office:value-type="float" office:value="0.857442047821124">
                <text:p>0.857442047821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61">
                <text:p>0.7161</text:p>
              </table:table-cell>
              <table:table-cell office:value-type="float" office:value="0.987046487046151">
                <text:p>0.987046487046151</text:p>
              </table:table-cell>
              <table:table-cell office:value-type="float" office:value="0.860181870391918">
                <text:p>0.860181870391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545">
                <text:p>0.83545</text:p>
              </table:table-cell>
              <table:table-cell office:value-type="float" office:value="0.98704648614935">
                <text:p>0.98704648614935</text:p>
              </table:table-cell>
              <table:table-cell office:value-type="float" office:value="0.85900965111175">
                <text:p>0.85900965111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48">
                <text:p>0.9548</text:p>
              </table:table-cell>
              <table:table-cell office:value-type="float" office:value="0.987046485468645">
                <text:p>0.987046485468645</text:p>
              </table:table-cell>
              <table:table-cell office:value-type="float" office:value="0.86178596409213">
                <text:p>0.86178596409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415">
                <text:p>1.07415</text:p>
              </table:table-cell>
              <table:table-cell office:value-type="float" office:value="0.987046484950013">
                <text:p>0.987046484950013</text:p>
              </table:table-cell>
              <table:table-cell office:value-type="float" office:value="0.866886573686337">
                <text:p>0.866886573686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3504">
                <text:p>1.193504</text:p>
              </table:table-cell>
              <table:table-cell office:value-type="float" office:value="0.987046484528624">
                <text:p>0.987046484528624</text:p>
              </table:table-cell>
              <table:table-cell office:value-type="float" office:value="0.871163986282587">
                <text:p>0.871163986282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text-properties fo:font-family="'Times New Roman'" style:font-style-name="Standard" style:font-family-generic="roman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Standard" style:font-family-generic="roman" fo:font-size="14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family="'Times New Roman'" style:font-style-name="Standard" style:font-family-generic="roman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Standard" style:font-family-generic="roman" fo:font-size="14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>
        <chart:symbol-image xlink:href="Pictures/2000000A000000DF000000DF56C98D50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54cm" svg:height="6.01cm" xlink:href=".." xlink:type="simple" chart:class="chart:scatter" chart:style-name="ch1">
        <chart:plot-area chart:style-name="ch2" table:cell-range-address="Ihis.B25:Ihis.D32" chart:data-source-has-labels="row" svg:x="1.478cm" svg:y="0.12cm" svg:width="7.101cm" svg:height="4.497cm">
          <chartooo:coordinate-region svg:x="2.152cm" svg:y="0.372cm" svg:width="6.106cm" svg:height="3.492cm"/>
          <chart:axis chart:dimension="x" chart:name="primary-x" chart:style-name="ch3">
            <chart:title svg:x="2.253cm" svg:y="4.737cm" chart:style-name="ch4">
              <text:p>Number of quasi-identifiers</text:p>
            </chart:title>
          </chart:axis>
          <chart:axis chart:dimension="y" chart:name="primary-y" chart:style-name="ch5">
            <chart:title svg:x="0.451cm" svg:y="4.243cm" chart:style-name="ch6">
              <text:p>Execution time [s]</text:p>
            </chart:title>
            <chart:grid chart:class="major"/>
          </chart:axis>
          <chart:series chart:style-name="ch7" chart:values-cell-range-address="Ihis.C26:Ihis.C32" chart:label-cell-address="Ihis.C25:Ihis.C25" chart:class="chart:scatter">
            <chart:domain table:cell-range-address="Ihis.B26:Ihis.B32"/>
            <chart:data-point chart:repeated="7"/>
          </chart:series>
          <chart:series chart:style-name="ch8" chart:values-cell-range-address="Ihis.D26:Ihis.D32" chart:label-cell-address="Ihis.D25:Ihis.D25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Ihis.C25:Ihis.C25</svg:desc>
                </draw:g>
              </table:table-cell>
              <table:table-cell office:value-type="string">
                <text:p>time-(5)-anonymity</text:p>
                <draw:g>
                  <svg:desc>Ihis.D25:Ihis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Ihis.B26:Ihis.B32</svg:desc>
                </draw:g>
              </table:table-cell>
              <table:table-cell office:value-type="float" office:value="0.1326">
                <text:p>0.1326</text:p>
                <draw:g>
                  <svg:desc>Ihis.C26:Ihis.C32</svg:desc>
                </draw:g>
              </table:table-cell>
              <table:table-cell office:value-type="float" office:value="0.2778">
                <text:p>0.2778</text:p>
                <draw:g>
                  <svg:desc>Ihis.D26:Ihis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3702">
                <text:p>10.3702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.5388">
                <text:p>8.538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338">
                <text:p>0.5338</text:p>
              </table:table-cell>
              <table:table-cell office:value-type="float" office:value="0.4926">
                <text:p>0.4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654">
                <text:p>0.654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0104">
                <text:p>1.0104</text:p>
              </table:table-cell>
              <table:table-cell office:value-type="float" office:value="4.9658">
                <text:p>4.9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39.873">
                <text:p>139.873</text:p>
              </table:table-cell>
              <table:table-cell office:value-type="float" office:value="80.1064">
                <text:p>80.1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text-properties fo:font-family="'Times New Roman'" style:font-style-name="Standard" style:font-family-generic="roman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Standard" style:font-family-generic="roman" fo:font-size="14pt" style:font-size-asian="9pt" style:font-size-complex="9pt"/>
    </style:style>
    <style:style style:name="ch5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text-properties fo:font-family="'Times New Roman'" style:font-style-name="Standard" style:font-family-generic="roman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Standard" style:font-family-generic="roman" fo:font-size="14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arrow-down" chart:symbol-width="0.25cm" chart:symbol-height="0.25cm" chart:link-data-style-to-source="true">
        <chart:symbol-image xlink:href="Pictures/2000000A000000DF000000DF56C98D50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54cm" svg:height="6.01cm" xlink:href=".." xlink:type="simple" chart:class="chart:scatter" chart:style-name="ch1">
        <chart:plot-area chart:style-name="ch2" table:cell-range-address="Ihis.B34:Ihis.D41" chart:data-source-has-labels="row" svg:x="1.478cm" svg:y="0.12cm" svg:width="7.101cm" svg:height="4.497cm">
          <chartooo:coordinate-region svg:x="2.496cm" svg:y="0.372cm" svg:width="5.763cm" svg:height="3.492cm"/>
          <chart:axis chart:dimension="x" chart:name="primary-x" chart:style-name="ch3">
            <chart:title svg:x="2.253cm" svg:y="4.737cm" chart:style-name="ch4">
              <text:p>Number of quasi-identifiers</text:p>
            </chart:title>
          </chart:axis>
          <chart:axis chart:dimension="y" chart:name="primary-y" chart:style-name="ch5">
            <chart:title svg:x="0.451cm" svg:y="3.621cm" chart:style-name="ch6">
              <text:p>Data quality</text:p>
            </chart:title>
            <chart:grid chart:class="major"/>
          </chart:axis>
          <chart:series chart:style-name="ch7" chart:values-cell-range-address="Ihis.C35:Ihis.C41" chart:label-cell-address="Ihis.C34:Ihis.C34" chart:class="chart:scatter">
            <chart:domain table:cell-range-address="Ihis.B35:Ihis.B41"/>
            <chart:data-point chart:repeated="7"/>
          </chart:series>
          <chart:series chart:style-name="ch8" chart:values-cell-range-address="Ihis.D35:Ihis.D41" chart:label-cell-address="Ihis.D34:Ihis.D34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Ihis.C34:Ihis.C34</svg:desc>
                </draw:g>
              </table:table-cell>
              <table:table-cell office:value-type="string">
                <text:p>utility-(5)-anonymity</text:p>
                <draw:g>
                  <svg:desc>Ihis.D34:Ihis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Ihis.B35:Ihis.B41</svg:desc>
                </draw:g>
              </table:table-cell>
              <table:table-cell office:value-type="float" office:value="1">
                <text:p>1</text:p>
                <draw:g>
                  <svg:desc>Ihis.C35:Ihis.C41</svg:desc>
                </draw:g>
              </table:table-cell>
              <table:table-cell office:value-type="float" office:value="1">
                <text:p>1</text:p>
                <draw:g>
                  <svg:desc>Ihis.D35:Ihis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997427743">
                <text:p>0.9997427743</text:p>
              </table:table-cell>
              <table:table-cell office:value-type="float" office:value="0.9989727727">
                <text:p>0.9989727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9974009304">
                <text:p>0.9974009304</text:p>
              </table:table-cell>
              <table:table-cell office:value-type="float" office:value="0.981075897386986">
                <text:p>0.981075897386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70882308462876">
                <text:p>0.970882308462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66631709350267">
                <text:p>0.966631709350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42421219661496">
                <text:p>0.942421219661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987046484528624">
                <text:p>0.987046484528624</text:p>
              </table:table-cell>
              <table:table-cell office:value-type="float" office:value="0.871163986282587">
                <text:p>0.8711639862825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.1" chart:maximum="1.3" chart:reverse-direction="false" text:line-break="false" chart:link-data-style-to-source="true" chart:axis-position="0"/>
      <style:text-properties fo:font-family="'Times New Roman'" style:font-style-name="Standard" style:font-family-generic="roman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Standard" style:font-family-generic="roman" fo:font-size="14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family="'Times New Roman'" style:font-style-name="Standard" style:font-family-generic="roman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Standard" style:font-family-generic="roman" fo:font-size="14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>
        <chart:symbol-image xlink:href="Pictures/2000000A000000DF000000DF56C98D50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54cm" svg:height="6.01cm" xlink:href=".." xlink:type="simple" chart:class="chart:scatter" chart:style-name="ch1">
        <chart:plot-area chart:style-name="ch2" table:cell-range-address="Ihis.B2:Ihis.D11 Ihis.C1:Ihis.D1" chart:data-source-has-labels="row" svg:x="1.478cm" svg:y="0.12cm" svg:width="7.101cm" svg:height="4.497cm">
          <chartooo:coordinate-region svg:x="2.152cm" svg:y="0.372cm" svg:width="5.949cm" svg:height="3.492cm"/>
          <chart:axis chart:dimension="x" chart:name="primary-x" chart:style-name="ch3">
            <chart:title svg:x="3.06cm" svg:y="4.737cm" chart:style-name="ch4">
              <text:p>Millions of records</text:p>
            </chart:title>
          </chart:axis>
          <chart:axis chart:dimension="y" chart:name="primary-y" chart:style-name="ch5">
            <chart:title svg:x="0.451cm" svg:y="4.243cm" chart:style-name="ch6">
              <text:p>Execution time [s]</text:p>
            </chart:title>
            <chart:grid chart:class="major"/>
          </chart:axis>
          <chart:series chart:style-name="ch7" chart:values-cell-range-address="Ihis.C2:Ihis.C11" chart:label-cell-address="Ihis.C1:Ihis.C1" chart:class="chart:scatter">
            <chart:domain table:cell-range-address="Ihis.B2:Ihis.B11"/>
            <chart:data-point chart:repeated="10"/>
          </chart:series>
          <chart:series chart:style-name="ch8" chart:values-cell-range-address="Ihis.D2:Ihis.D11" chart:label-cell-address="Ihis.D1:Ihis.D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Ihis.C1:Ihis.C1</svg:desc>
                </draw:g>
              </table:table-cell>
              <table:table-cell office:value-type="string">
                <text:p>time-(5)-anonymity</text:p>
                <draw:g>
                  <svg:desc>Ihis.D1:Ihi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935">
                <text:p>0.11935</text:p>
                <draw:g>
                  <svg:desc>Ihis.B2:Ihis.B11</svg:desc>
                </draw:g>
              </table:table-cell>
              <table:table-cell office:value-type="float" office:value="16.8868">
                <text:p>16.8868</text:p>
                <draw:g>
                  <svg:desc>Ihis.C2:Ihis.C11</svg:desc>
                </draw:g>
              </table:table-cell>
              <table:table-cell office:value-type="float" office:value="19.0294">
                <text:p>19.0294</text:p>
                <draw:g>
                  <svg:desc>Ihis.D2:Ihis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87">
                <text:p>0.2387</text:p>
              </table:table-cell>
              <table:table-cell office:value-type="float" office:value="29.5556">
                <text:p>29.5556</text:p>
              </table:table-cell>
              <table:table-cell office:value-type="float" office:value="30.3286">
                <text:p>30.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805">
                <text:p>0.35805</text:p>
              </table:table-cell>
              <table:table-cell office:value-type="float" office:value="92.4808">
                <text:p>92.4808</text:p>
              </table:table-cell>
              <table:table-cell office:value-type="float" office:value="43.3014">
                <text:p>43.3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4">
                <text:p>0.4774</text:p>
              </table:table-cell>
              <table:table-cell office:value-type="float" office:value="115.577">
                <text:p>115.577</text:p>
              </table:table-cell>
              <table:table-cell office:value-type="float" office:value="53.2004">
                <text:p>53.2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675">
                <text:p>0.59675</text:p>
              </table:table-cell>
              <table:table-cell office:value-type="float" office:value="157.2148">
                <text:p>157.2148</text:p>
              </table:table-cell>
              <table:table-cell office:value-type="float" office:value="60.0266">
                <text:p>60.0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61">
                <text:p>0.7161</text:p>
              </table:table-cell>
              <table:table-cell office:value-type="float" office:value="174.9016">
                <text:p>174.9016</text:p>
              </table:table-cell>
              <table:table-cell office:value-type="float" office:value="65.7254">
                <text:p>65.7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545">
                <text:p>0.83545</text:p>
              </table:table-cell>
              <table:table-cell office:value-type="float" office:value="128.9122">
                <text:p>128.9122</text:p>
              </table:table-cell>
              <table:table-cell office:value-type="float" office:value="72.3256">
                <text:p>72.3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48">
                <text:p>0.9548</text:p>
              </table:table-cell>
              <table:table-cell office:value-type="float" office:value="127.3042">
                <text:p>127.3042</text:p>
              </table:table-cell>
              <table:table-cell office:value-type="float" office:value="77.4936">
                <text:p>77.4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415">
                <text:p>1.07415</text:p>
              </table:table-cell>
              <table:table-cell office:value-type="float" office:value="127.3664">
                <text:p>127.3664</text:p>
              </table:table-cell>
              <table:table-cell office:value-type="float" office:value="80.2736">
                <text:p>80.2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3504">
                <text:p>1.193504</text:p>
              </table:table-cell>
              <table:table-cell office:value-type="float" office:value="139.8926">
                <text:p>139.8926</text:p>
              </table:table-cell>
              <table:table-cell office:value-type="float" office:value="79.8832">
                <text:p>79.88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